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318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fo:color="#ffffff" style:font-name="Segoe UI" fo:font-size="26pt" fo:text-shadow="1pt 1pt" style:font-size-asian="14pt" style:font-size-complex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.318cm" fo:margin-right="0cm" fo:text-indent="-0.318cm"/>
    </style:style>
    <style:style style:name="P9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P10" style:family="paragraph">
      <loext:graphic-properties draw:fill="none" draw:fill-color="#ffffff"/>
      <style:text-properties fo:color="#ffffff" style:font-name="Segoe UI" fo:font-size="32pt" fo:font-style="normal" fo:text-shadow="1pt 1pt" style:font-size-asian="32pt" style:font-style-asian="normal" style:font-size-complex="32pt" style:font-style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83caff" style:text-position="super 58%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83caff" style:font-name="Segoe UI" fo:font-size="30pt" fo:font-style="italic" fo:text-shadow="1pt 1pt" fo:font-weight="normal" style:font-size-asian="30pt" style:font-style-asian="italic" style:font-weight-asian="normal" style:font-size-complex="30pt" style:font-style-complex="italic" style:font-weight-complex="normal"/>
    </style:style>
    <style:style style:name="T5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6" style:family="text">
      <style:text-properties fo:color="#83caff" style:font-name="Segoe UI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color="#83caff" style:text-position="super 58%" style:font-name="Segoe UI" fo:font-size="32pt" fo:font-style="italic" fo:text-shadow="1pt 1pt" style:font-size-asian="32pt" style:font-style-asian="italic" style:font-size-complex="32pt" style:font-style-complex="italic"/>
    </style:style>
    <style:style style:name="T8" style:family="text">
      <style:text-properties fo:color="#83caff" style:font-name="Segoe UI" fo:font-size="32pt" fo:font-style="italic" fo:text-shadow="1pt 1pt" style:font-size-asian="32pt" style:font-style-asian="italic" style:font-size-complex="32pt" style:font-style-complex="italic"/>
    </style:style>
    <style:style style:name="T9" style:family="text">
      <style:text-properties fo:color="#ffffff" style:font-name="Segoe UI" fo:font-size="32pt" fo:text-shadow="1pt 1pt" style:font-size-asian="32pt" style:font-size-complex="32pt"/>
    </style:style>
    <style:style style:name="T10" style:family="text">
      <style:text-properties fo:color="#83caff" style:font-name="Segoe UI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ffffff" style:font-name="Segoe UI" fo:font-size="32pt" fo:font-style="normal" fo:text-shadow="1pt 1pt" style:font-size-asian="32pt" style:font-style-asian="normal" style:font-size-complex="3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2.774cm" svg:x="1.524cm" svg:y="0.508cm">
          <draw:text-box>
            <text:p text:style-name="P1"><text:span text:style-name="T1">Psalmody</text:span></text:p>
            <text:p text:style-name="P1"><text:span text:style-name="T2">Psalm 148:1–14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5.146cm" svg:height="6.263cm" svg:x="1.524cm" svg:y="0.508cm">
          <draw:text-box>
            <text:p text:style-name="P4"><text:span text:style-name="T3">1</text:span><text:span text:style-name="T4">Praise the LORD! Praise the LORD from the heavens; </text:span></text:p>
            <text:p text:style-name="P5"><text:span text:style-name="T5"><text:s text:c="6"/></text:span><text:span text:style-name="T5">praise him in the heights!</text:span></text:p>
            <text:p text:style-name="P4"><text:span text:style-name="T3">2</text:span><text:span text:style-name="T6">Praise him, all his angels;</text:span></text:p>
            <text:p text:style-name="P5"><text:span text:style-name="T5"><text:s text:c="6"/></text:span><text:span text:style-name="T5">praise him, all his host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5.146cm" svg:height="6.263cm" svg:x="1.524cm" svg:y="0.508cm">
          <draw:text-box>
            <text:p text:style-name="P4"><text:span text:style-name="T3">3</text:span><text:span text:style-name="T6">Praise him, sun and moon,</text:span></text:p>
            <text:p text:style-name="P5"><text:span text:style-name="T5"><text:s text:c="6"/></text:span><text:span text:style-name="T5">praise him, all you shining stars!</text:span></text:p>
            <text:p text:style-name="P4"><text:span text:style-name="T3">4</text:span><text:span text:style-name="T6">Praise him, you highest heavens,</text:span></text:p>
            <text:p text:style-name="P5"><text:span text:style-name="T5"><text:s text:c="6"/></text:span><text:span text:style-name="T5">and you waters above the heaven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2" draw:layer="layout" svg:width="25.146cm" svg:height="6.263cm" svg:x="1.524cm" svg:y="0.508cm">
          <draw:text-box>
            <text:p text:style-name="P4"><text:span text:style-name="T3">5</text:span><text:span text:style-name="T6">Let them praise the name of the LORD!</text:span></text:p>
            <text:p text:style-name="P5"><text:span text:style-name="T5"><text:s text:c="6"/></text:span><text:span text:style-name="T5">For he commanded and they were created.</text:span></text:p>
            <text:p text:style-name="P4"><text:span text:style-name="T7">6</text:span><text:span text:style-name="T8">And he established them forever and ever;</text:span></text:p>
            <text:p text:style-name="P5"><text:span text:style-name="T9"><text:s text:c="6"/></text:span><text:span text:style-name="T9">he gave a decree, and it shall not pass a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2" draw:layer="layout" svg:width="25.146cm" svg:height="6.263cm" svg:x="1.524cm" svg:y="0.508cm">
          <draw:text-box>
            <text:p text:style-name="P4"><text:span text:style-name="T7">7</text:span><text:span text:style-name="T8">Praise the LORD from the earth,</text:span></text:p>
            <text:p text:style-name="P5"><text:span text:style-name="T9"><text:s text:c="6"/></text:span><text:span text:style-name="T9">you great sea creatures and all deeps,</text:span></text:p>
            <text:p text:style-name="P4"><text:span text:style-name="T7">8</text:span><text:span text:style-name="T8">fire and hail, snow and mist,</text:span></text:p>
            <text:p text:style-name="P5"><text:span text:style-name="T9"><text:s text:c="6"/></text:span><text:span text:style-name="T9">stormy wind fulfilling his w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2" draw:layer="layout" svg:width="25.146cm" svg:height="6.263cm" svg:x="1.524cm" svg:y="0.508cm">
          <draw:text-box>
            <text:p text:style-name="P4"><text:span text:style-name="T7">9</text:span><text:span text:style-name="T8">Mountains and all hills,</text:span></text:p>
            <text:p text:style-name="P5"><text:span text:style-name="T9"><text:s text:c="6"/></text:span><text:span text:style-name="T9">fruit trees and all cedars!</text:span></text:p>
            <text:p text:style-name="P4"><text:span text:style-name="T7">10</text:span><text:span text:style-name="T8">Beasts and all livestock,</text:span></text:p>
            <text:p text:style-name="P5"><text:span text:style-name="T9"><text:s text:c="6"/></text:span><text:span text:style-name="T9">creeping things and flying bird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2" draw:layer="layout" svg:width="25.146cm" svg:height="6.263cm" svg:x="1.524cm" svg:y="0.508cm">
          <draw:text-box>
            <text:p text:style-name="P4"><text:span text:style-name="T7">11</text:span><text:span text:style-name="T8">Kings of the earth and all peoples,</text:span></text:p>
            <text:p text:style-name="P5"><text:span text:style-name="T9"><text:s text:c="6"/></text:span><text:span text:style-name="T9">princes and all rulers of the earth!</text:span></text:p>
            <text:p text:style-name="P4"><text:span text:style-name="T7">12</text:span><text:span text:style-name="T8">Young men and maidens together,</text:span></text:p>
            <text:p text:style-name="P5"><text:span text:style-name="T9"><text:s text:c="6"/></text:span><text:span text:style-name="T9">old men and childre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4" draw:text-style-name="P9" draw:layer="layout" svg:width="25.146cm" svg:height="4.76cm" svg:x="1.524cm" svg:y="0.508cm">
          <draw:text-box>
            <text:p text:style-name="P8"><text:span text:style-name="T7">13</text:span><text:span text:style-name="T8">Let them praise the name of the LORD, for his <text:s text:c="2"/></text:span></text:p>
            <text:p text:style-name="P5"><text:span text:style-name="T8"><text:s text:c="2"/></text:span><text:span text:style-name="T8">name alone is exalted;</text:span></text:p>
            <text:p text:style-name="P5"><text:span text:style-name="T9"><text:s text:c="7"/></text:span><text:span text:style-name="T9">his majesty is above earth and heav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9" draw:layer="layout" svg:width="25.146cm" svg:height="6.263cm" svg:x="1.524cm" svg:y="0.508cm">
          <draw:text-box>
            <text:p text:style-name="P8"><text:span text:style-name="T7">14</text:span><text:span text:style-name="T8">He has raised up a horn for his people, praise for </text:span><text:span text:style-name="T10"><text:s text:c="2"/></text:span><text:span text:style-name="T8">all his saints,</text:span></text:p>
            <text:p text:style-name="P5"><text:span text:style-name="T9"><text:s text:c="7"/></text:span><text:span text:style-name="T9">for the people of Israel who are near to him.</text:span></text:p>
            <text:p text:style-name="P4"><text:span text:style-name="T9"><text:s text:c="8"/></text:span><text:span text:style-name="T9">Praise the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10" draw:layer="layout" svg:width="25.146cm" svg:height="4.76cm" svg:x="1.524cm" svg:y="0.508cm">
          <draw:text-box>
            <text:p text:style-name="P8"><text:span text:style-name="T11">C: Glory be to the Father and to the Son and to </text:span></text:p>
            <text:p text:style-name="P8"><text:span text:style-name="T11"><text:s text:c="4"/></text:span><text:span text:style-name="T11">the Holy Spirit; as it was in the beginning, </text:span></text:p>
            <text:p text:style-name="P8"><text:span text:style-name="T11"><text:s text:c="4"/></text:span><text:span text:style-name="T11">is now, and will be forever. Am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1T10:30:29.546000000</meta:creation-date>
    <dc:date>2016-04-20T13:02:10.105000000</dc:date>
    <meta:editing-duration>PT21M49S</meta:editing-duration>
    <meta:editing-cycles>4</meta:editing-cycles>
    <meta:generator>LibreOffice/5.1.1.3$Windows_X86_64 LibreOffice_project/89f508ef3ecebd2cfb8e1def0f0ba9a803b88a6d</meta:generator>
    <meta:document-statistic meta:object-count="51"/>
  </office:meta>
</office:document-meta>
</file>